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Pictures/angels-from-the-realms-of-glory-slides-page1.png" manifest:media-type="image/png"/>
  <manifest:file-entry manifest:full-path="Pictures/angels-from-the-realms-of-glory-slides-page2.png" manifest:media-type="image/png"/>
  <manifest:file-entry manifest:full-path="Pictures/angels-from-the-realms-of-glory-slides-page3.png" manifest:media-type="image/png"/>
  <manifest:file-entry manifest:full-path="Pictures/angels-from-the-realms-of-glory-slides-page4.png" manifest:media-type="image/png"/>
  <manifest:file-entry manifest:full-path="Pictures/angels-from-the-realms-of-glory-slides-page5.png" manifest:media-type="image/png"/>
  <manifest:file-entry manifest:full-path="Pictures/angels-from-the-realms-of-glory-slides-page6.png" manifest:media-type="image/png"/>
  <manifest:file-entry manifest:full-path="Pictures/angels-from-the-realms-of-glory-slides-page7.png" manifest:media-type="image/png"/>
  <manifest:file-entry manifest:full-path="Pictures/angels-from-the-realms-of-glory-slides-page8.png" manifest:media-type="image/png"/>
  <manifest:file-entry manifest:full-path="Pictures/angels-from-the-realms-of-glory-slides-page9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from-the-realms-of-glory-slides-page1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1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from-the-realms-of-glory-slides-page2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2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from-the-realms-of-glory-slides-page3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3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from-the-realms-of-glory-slides-page4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4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from-the-realms-of-glory-slides-page5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5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from-the-realms-of-glory-slides-page6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6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from-the-realms-of-glory-slides-page7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7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from-the-realms-of-glory-slides-page8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8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draw:style-name="gr1" draw:text-style-name="P1" draw:layer="layout" svg:width="27.933cm" svg:height="15.711cm" svg:x="0.007cm" svg:y="0cm">
          <draw:image xlink:href="Pictures/angels-from-the-realms-of-glory-slides-page9.png" xlink:type="simple" xlink:show="embed" xlink:actuate="onLoad" draw:mime-type="image/png">
            <text:p/>
          </draw:image>
        </draw:frame>
        <presentation:notes draw:style-name="dp1">
          <draw:page-thumbnail draw:style-name="gr2" draw:layer="layout" svg:width="18.624cm" svg:height="10.476cm" svg:x="1.482cm" svg:y="2.123cm" draw:page-number="9" presentation:class="page"/>
          <draw:frame presentation:style-name="pr1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PingFang SC" style:font-family-asian="'PingFang SC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 xmlns:css3t="http://www.w3.org/TR/css3-text/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loext="urn:org:documentfoundation:names:experimental:office:xmlns:loext:1.0" xmlns:field="urn:openoffice:names:experimental:ooo-ms-interop:xmlns:field:1.0" xmlns:number="urn:oasis:names:tc:opendocument:xmlns:datastyle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calcext="urn:org:documentfoundation:names:experimental:calc:xmlns:calcext:1.0" xmlns:oooc="http://openoffice.org/2004/calc" xmlns:config="urn:oasis:names:tc:opendocument:xmlns:config:1.0" xmlns:drawooo="http://openoffice.org/2010/draw" xmlns:ooow="http://openoffice.org/2004/writer" xmlns:fo="urn:oasis:names:tc:opendocument:xmlns:xsl-fo-compatible:1.0">
    <meta:creation-date>2021-03-31T09:07:42.910066042</meta:creation-date>
    <dc:date>2021-03-31T13:12:10.049357269</dc:date>
    <meta:editing-duration>PT1H41M</meta:editing-duration>
    <meta:editing-cycles>4</meta:editing-cycles>
    <meta:generator>LibreOffice/7.1.1.2$MacOSX_X86_64 LibreOffice_project/fe0b08f4af1bacafe4c7ecc87ce55bb426164676</meta:generator>
    <meta:document-statistic meta:object-count="33"/>
  </office:meta>
</office:document-meta>
</file>